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5.05034mm" fo:page-width="143.463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ffffff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ffffff" draw:opacity="100.0%" draw:stroke="none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ffffff" draw:opacity="100.0%" draw:stroke="none"/>
    </style:style>
    <style:style style:family="graphic" style:name="style-9">
      <style:graphic-properties draw:fill="solid" draw:fill-color="#000000" draw:opacity="100.0%" draw:stroke="none"/>
    </style:style>
    <style:style style:family="graphic" style:name="style-10">
      <style:graphic-properties draw:fill="solid" draw:fill-color="#ffffff" draw:opacity="100.0%" draw:stroke="none"/>
    </style:style>
    <style:style style:family="graphic" style:name="style-11">
      <style:graphic-properties draw:fill="solid" draw:fill-color="#000000" draw:opacity="100.0%" draw:stroke="none"/>
    </style:style>
    <style:style style:family="graphic" style:name="style-12">
      <style:graphic-properties draw:fill="solid" draw:fill-color="#ffffff" draw:opacity="100.0%" draw:stroke="none"/>
    </style:style>
    <style:style style:family="graphic" style:name="style-13">
      <style:graphic-properties draw:fill="solid" draw:fill-color="#000000" draw:opacity="100.0%" draw:stroke="none"/>
    </style:style>
    <style:style style:family="graphic" style:name="style-14">
      <style:graphic-properties draw:fill="solid" draw:fill-color="#ffffff" draw:opacity="100.0%" draw:stroke="none"/>
    </style:style>
    <style:style style:family="graphic" style:name="style-15">
      <style:graphic-properties draw:fill="solid" draw:fill-color="#000000" draw:opacity="100.0%" draw:stroke="none"/>
    </style:style>
    <style:style style:family="graphic" style:name="style-16">
      <style:graphic-properties draw:fill="solid" draw:fill-color="#ffffff" draw:opacity="100.0%" draw:stroke="none"/>
    </style:style>
    <style:style style:family="graphic" style:name="style-17">
      <style:graphic-properties draw:fill="solid" draw:fill-color="#000000" draw:opacity="100.0%" draw:stroke="none"/>
    </style:style>
    <style:style style:family="graphic" style:name="style-18">
      <style:graphic-properties draw:fill="solid" draw:fill-color="#ffffff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2">
            <draw:path svg:d="M 1059.1569 785.0572 L 1321.2596 719.73816 C 1708.223 164.79063 2820.6602 -123.12595 3690.934 876.83453 L 3862.0864 779.2694 C 3126.7842 -124.87846 1775.1227 -295.51553 1059.1569 785.0572 z M 875.40826 1813.552 L 844.5474 1612.7798 C -409.0076 1077.8629 450.9635 -198.60023 1236.0969 314.59494 L 1385.1687 188.55331 C 321.6584 -573.6488 -844.98035 1179.528 875.40826 1813.552 z M 4142.3794 1067.0038 L 4012.568 1153.8202 C 6022.388 2925.5898 7085.861 -597.5411 9107.45 833.8397 C 7107.0425 -817.8005 6024.191 2644.4526 4142.3794 1067.0038 z M 2722.7244 1491.9907 L 2749.8389 1663.7512 C 3773.341 1516.1598 4969.62 -230.17969 6388.553 893.66425 L 6508.9346 788.5063 C 5006.589 -507.9756 3620.904 1343.9529 2722.7244 1491.9907 z M 1700.7714 470.03766 L 1572.6138 584.966 C 1837.102 859.79846 1842.8406 1141.411 1880.873 1588.2916 L 2071.188 1553.1757 C 2047.738 1152.6328 2004.9144 764.76056 1700.7714 470.03766 z M 2022.089 825.815 L 2064.4526 991.69 C 2424.646 1110.6671 2541.8418 1425.7135 2448.2192 2007.9282 L 2614.4836 1998.6626 C 2712.7642 1387.479 2629.5796 958.03796 2022.089 825.815 z M 969.106 1282.5128 C 880.8811 1617.0973 932.9501 2371.8418 1765.2635 2375.8643 L 1795.856 2203.8853 C 1118.8246 2176.966 1079.0001 1587.2291 1211.2922 1174.4907 L 969.106 1282.5128 z M 270.3678 1562.2706 C -707.6059 3412.7705 2997.9268 3924.0308 1049.3435 6737.355 L 1108.7662 6903.5464 C 3295.2295 4006.9526 -399.4453 3280.2266 432.42508 1694.5624 L 270.3678 1562.2706 z M 2343.748 1574.7458 C 2027.4463 1690.3689 1620.1216 1723.081 1285.0735 1713.2876 L 1316.6881 1863.307 C 1569.0007 1897.0505 2142.3188 1820.8535 2360.576 1740.8644 L 2343.748 1574.7458 z M 1898.3821 1941.7823 C 1893.542 2496.9614 1928.6699 3041.7737 1245.192 3624.367 L 1346.8912 3765.7537 C 2036.262 3220.2354 2074.4368 2718.372 2069.5344 1913.6455 L 1898.3821 1941.7823 z M 2148.9094 2173.2927 L 2160.1934 2355.8018 C 3313.017 2037.4663 3375.8228 2674.5068 3174.9966 2891.8018 C 2974.1702 3109.0967 2513.6853 2939.9954 2576.3767 2386.613 L 2415.7544 2396.3892 C 2313.8713 3062.2476 2961.094 3391.3555 3321.3442 3034.7336 C 3679.662 2680.0247 3413.1877 1800.2626 2148.9094 2173.2927 z M 959.93805 3860.8381 C -509.40262 5299.1123 1372.5005 7324.5303 1359.7051 8464.423 C 1346.9879 9597.337 591.6752 10051.252 569.79065 11031.353 C 547.8558 12013.708 1200.1539 12780.428 1172.7963 13087.779 C 1145.4385 13395.13 748.6928 13431.1455 755.7346 13024.117 C 667.2759 13539.627 1248.4617 13504.831 1237.8153 13048.775 C 1227.1791 12593.141 668.7471 12029.533 685.9478 11060.194 C 703.4584 10073.39 1450.3131 9778.132 1491.9968 8464.423 C 1533.6809 7150.714 -311.17676 5394.1235 1088.9225 3974.9397 L 959.93805 3860.8381 z M 1655.3406 822.30066 C 1191.1554 823.6079 758.7794 1022.68396 528.7711 1281.7605 L 685.43286 1407.6548 C 875.93097 1221.4083 1201.7184 980.62744 1717.3079 998.37744 L 1655.3406 822.30066 z M 13891.849 1230.185 C 13459.313 1205.8967 12815.489 648.50854 11324.504 660.5397 C 9833.52 672.5708 8078.591 2061.116 6854.3584 1066.177 L 6757.62 1182.7589 C 8070.9814 2285.8694 9867.501 800.2527 11324.504 790.3509 C 12781.507 780.4491 13345.064 1267.8887 13876.966 1307.0796 C 14408.868 1346.2705 14516.461 719.95264 13829.371 788.89417 C 14423.305 825.30505 14324.385 1254.4734 13891.849 1230.185 z M 797.458 7019.7637 C 797.458 7019.7637 441.12894 7615.9634 408.3804 7954.662 C 375.5796 8293.901 355.00482 8612.7705 636.6551 8901.8955 C 468.99887 8598.311 459.10666 8479.465 490.0334 8067.8706 C 520.9602 7656.276 878.1369 7181.556 878.1369 7181.556 L 797.458 7019.7637 z" svg:height="134.00793mm" draw:style-name="style-2" svg:viewBox="0.0 0.0 14310.566 13400.793" svg:width="143.10567mm" svg:x="0.35763067mm" svg:y="1.0424175mm"/>
          </draw:g>
          <draw:g draw:id="layer3">
            <draw:g draw:id="g15781">
              <draw:path svg:d="M 0.0 788.1029 C 181.29747 750.25494 285.07584 681.48694 297.48465 619.12317 C 284.35925 536.7062 100.76379 592.31586 132.99696 364.85718 C 156.29213 200.46992 252.6606 319.88376 347.4065 366.3996 C 356.9424 301.7752 -36.810574 131.66357 153.87666 21.415035 C 517.1563 -67.785446 499.04898 138.7172 535.99316 326.5389 C 541.0813 264.82556 563.67194 230.68015 542.59485 166.54456 C 636.1308 224.37077 678.31775 225.9229 700.7663 345.30695 C 741.6496 562.72565 336.0817 819.44543 0.0 788.1029 z" svg:height="7.907159mm" draw:style-name="style-3" svg:viewBox="0.0 0.0 703.62573 790.7159" svg:width="7.0362577mm" svg:x="51.32871mm" svg:y="8.271142mm"/>
              <draw:path svg:d="M 0.0 631.76733 C 147.00288 583.4582 399.11685 264.80798 6.4599576 0.0 C 476.43002 242.67574 160.15616 606.9096 0.0 631.76733 z" svg:height="6.3176737mm" draw:style-name="style-4" svg:viewBox="0.0 0.0 253.46179 631.76733" svg:width="2.534618mm" svg:x="53.934322mm" svg:y="9.086689mm"/>
            </draw:g>
            <draw:g draw:id="g15750">
              <draw:path svg:d="M 854.2374 578.8721 C 804.7795 712.84143 676.51373 800.92706 548.78156 836.2785 C 692.87054 732.1914 813.05273 633.7852 730.6825 520.5264 C 672.337 438.15598 465.5565 693.24194 373.74457 575.4395 C 283.58807 459.76028 363.90005 458.6975 449.25095 379.81024 C 376.2429 347.08368 80.975426 695.242 9.943196 427.8598 C -58.853474 168.89038 243.64784 154.25615 476.70782 184.18164 C 405.6914 156.98048 340.7276 154.16772 257.05438 156.72417 C 229.1878 35.470245 356.4667 -33.07576 538.48553 16.008654 C 801.39307 86.906105 904.09485 443.8217 854.2374 578.8721 z" svg:height="8.362785mm" draw:style-name="style-5" svg:viewBox="0.0 0.0 866.42474 836.2785" svg:width="8.6642475mm" svg:x="37.46114mm" svg:y="4.0204304E-7mm"/>
              <draw:path svg:d="M 591.8507 496.74957 C 881.42816 181.2089 535.78516 -107.73902 -9.094947E-13 118.88683 C 572.0489 -212.4104 946.30524 225.64046 591.8507 496.74957 z" svg:height="4.9674954mm" draw:style-name="style-6" svg:viewBox="0.0 0.0 730.04004 496.74957" svg:width="7.3004003mm" svg:x="38.48919mm" svg:y="2.4461224mm"/>
            </draw:g>
            <draw:g draw:id="g15770">
              <draw:path svg:d="M 442.19925 1100.086 C 82.16146 1083.6947 120.62052 841.63306 233.54036 714.9604 C 218.98305 623.31146 -32.270935 665.33673 3.4782455 412.3995 C 29.314785 229.59875 136.1965 362.38864 241.2791 414.11493 C 251.85533 342.25143 -135.78859 137.18 75.70199 14.582062 C 324.7055 -60.16544 455.06268 167.88266 474.26422 347.7528 C 479.9074 279.1269 476.6638 247.67921 523.3058 209.85506 C 670.61224 268.25323 592.28723 470.80518 494.09845 553.6981 C 361.90634 665.297 -33.876175 968.7473 442.19925 1100.086 z" svg:height="11.000861mm" draw:style-name="style-7" draw:transform="skewX(-0.04527690017271844) rotate(2.3738052430748624) translate(2.5159197mm,44.70159mm)" svg:viewBox="0.0 0.0 604.9401 1100.086" svg:width="6.0494013mm"/>
              <draw:path svg:d="M 168.65102 510.38193 C 290.10483 313.47498 157.81285 69.20865 9.094947E-13 -2.2737368E-13 C 223.4007 68.528046 305.9956 340.5073 168.65102 510.38193 z" svg:height="5.103819mm" draw:style-name="style-8" draw:transform="skewX(-0.04527690017271844) rotate(2.3738052430748624) translate(1.9360654mm,42.524227mm)" svg:viewBox="0.0 0.0 235.61424 510.38193" svg:width="2.3561425mm"/>
            </draw:g>
            <draw:g draw:id="g15787">
              <draw:path svg:d="M 503.84085 0.0 C 85.01364 191.17537 120.1028 522.4065 246.96777 660.6993 C 263.10754 758.5281 -131.05298 893.22595 80.59524 1075.0958 C 116.933 994.74445 133.64224 953.5063 172.31824 974.6647 C 252.36362 1018.4554 -44.593025 1147.3264 5.7962933 1297.6472 C 75.28993 1504.9623 502.5535 1358.5894 520.66174 1051.4111 C 542.66376 1115.4368 527.9718 1139.3398 507.3789 1195.1863 C 681.60675 1076.6742 655.58984 844.05414 521.3741 791.7646 C 315.99658 711.7505 -44.14882 402.1585 503.84085 0.0 z" svg:height="13.943383mm" draw:style-name="style-9" draw:transform="skewX(-0.05344313544985426) rotate(0.46456820044371133) translate(4.561537mm,104.69039mm)" svg:viewBox="0.0 0.0 630.0864 1394.3384" svg:width="6.300864mm"/>
              <draw:path svg:d="M 181.82864 -4.5474735E-13 C 254.27527 172.78821 349.94025 381.42047 9.094947E-13 601.3879 C 371.03723 441.1385 311.03436 222.1218 181.82864 -4.5474735E-13 z" svg:height="6.013879mm" draw:style-name="style-10" draw:transform="skewX(-0.05344313544985426) rotate(0.46456820044371133) translate(9.10212mm,110.191315mm)" svg:viewBox="0.0 0.0 281.37445 601.3879" svg:width="2.8137445mm"/>
            </draw:g>
            <draw:g draw:id="g15793">
              <draw:path svg:d="M 693.3886 314.53375 C 779.65717 299.2065 817.54596 290.00482 921.0969 242.12799 C 796.4292 270.56137 651.3636 344.25214 652.6537 205.61946 C 653.41113 124.24499 490.3983 -94.109146 363.22433 45.604866 C 276.1369 151.24629 367.481 187.61682 411.0675 227.21783 C 344.2369 260.85928 154.20506 -50.657036 30.205309 197.31013 C -105.66696 469.0191 251.57457 501.43472 413.02084 453.07166 C 348.01334 481.03323 225.69748 463.95474 252.8674 607.09454 C 312.20926 656.5266 416.46216 646.3177 535.5283 561.53345 C 697.1322 446.45926 666.81036 395.66565 693.3886 314.53375 z" svg:height="6.368347mm" draw:style-name="style-11" draw:transform="skewX(-0.05663183097467723) rotate(2.440085882569017) translate(91.72443mm,14.238631mm)" svg:viewBox="0.0 0.0 921.0968 636.8347" svg:width="9.210968mm"/>
              <draw:path svg:d="M 559.86426 47.13931 C 485.8753 71.81907 285.1801 149.20065 0.0 6.8616796E-6 C 266.06638 182.64941 446.2158 91.98659 559.86426 47.13931 z" svg:height="1.0962973mm" draw:style-name="style-12" draw:transform="skewX(-0.05663183097467723) rotate(2.440085882569017) translate(92.64235mm,11.626035mm)" svg:viewBox="0.0 0.0 559.86426 109.62972" svg:width="5.5986423mm"/>
            </draw:g>
            <draw:g draw:id="g15799">
              <draw:path svg:d="M 580.0593 423.54037 C 635.5874 395.12503 866.5573 456.99686 875.9569 0.0 C 806.89594 373.95685 712.1607 323.62204 580.734 351.51166 C 596.0785 259.03012 486.0295 69.05706 332.95898 92.53327 C 266.51987 187.35724 324.4107 245.96732 353.5067 308.60416 C 298.2312 345.47784 169.72202 33.923546 38.49622 275.82306 C -112.79309 554.70685 221.59036 609.1665 355.12198 556.157 C 301.3547 586.805 200.18747 568.08563 222.65933 724.97766 C 271.74088 779.15894 357.9683 767.9692 456.44803 675.03925 C 590.11 548.9093 558.0765 512.4669 580.0593 423.54037 z" svg:height="7.575751mm" draw:style-name="style-13" draw:transform="skewX(0.038603404700358016) rotate(1.7541237011048951) translate(114.408485mm,17.289457mm)" svg:viewBox="0.0 0.0 875.9569 757.5751" svg:width="8.759569mm"/>
              <draw:path svg:d="M 437.27335 58.478775 C 314.5182 65.53701 191.79282 106.371796 0.0 -2.256275E-5 C 205.87134 146.22423 287.88684 83.53492 437.27335 58.478775 z" svg:height="0.934792mm" draw:style-name="style-14" draw:transform="skewX(0.038603404700358016) rotate(1.7541237011048951) translate(117.74508mm,15.817067mm)" svg:viewBox="0.0 0.0 437.27335 93.4792" svg:width="4.3727336mm"/>
            </draw:g>
            <draw:g draw:id="g15805">
              <draw:path svg:d="M 39.728676 0.0 C 20.137255 475.4281 117.61959 734.3105 434.71182 716.63367 C 543.46 626.09174 256.92593 621.2253 331.16074 421.74316 C 378.7959 293.739 475.1991 364.58237 582.13257 435.47293 C 603.85565 378.97345 210.10263 265.73605 404.85254 86.4259 C 678.7586 -47.46147 774.3992 203.72807 811.34375 391.54977 C 832.6817 354.21115 847.14746 311.94083 826.0703 247.80513 C 911.4814 269.06937 950.44055 317.4704 943.61725 422.5052 C 929.7009 636.7256 722.4946 814.01953 457.28027 812.271 C 160.19612 810.3124 -102.4029 576.1917 39.728676 0.0 z" svg:height="8.122838mm" draw:style-name="style-15" svg:viewBox="0.0 0.0 944.3797 812.2838" svg:width="9.443797mm" svg:x="5.7570014mm" svg:y="48.854877mm"/>
              <draw:path svg:d="M 0.0 591.1428 C 233.48581 574.03 373.44415 143.67522 34.89693 0.0 C 440.96265 118.820564 240.46375 612.9317 0.0 591.1428 z" svg:height="5.918416mm" draw:style-name="style-16" svg:viewBox="0.0 0.0 267.54886 591.8416" svg:width="2.6754887mm" svg:x="10.425507mm" svg:y="50.361156mm"/>
            </draw:g>
            <draw:g draw:id="g15811">
              <draw:path svg:d="M 67.08526 817.2325 C 143.8429 754.83484 175.58148 729.60504 218.32191 675.9633 C 131.62708 661.2252 -7.570997 476.1809 73.35022 370.43607 C 170.68999 243.2356 185.48358 426.1184 251.80823 378.78403 C 261.84393 314.06497 -126.46589 262.8262 42.768684 57.40845 C 263.60458 -116.462166 461.79773 144.1914 461.54904 314.24585 C 483.8147 274.08862 482.55307 244.45807 464.29352 196.32765 C 606.4953 232.53798 610.23535 317.38013 627.72296 431.97903 C 647.1481 559.27277 537.6894 689.8491 411.07773 693.8494 C 361.53986 695.4144 329.75845 697.0194 247.59619 681.5896 C 206.21672 695.6783 157.4899 767.3357 67.08526 817.2325 z" svg:height="8.172324mm" draw:style-name="style-17" draw:transform="skewX(-5.649694202301219E-17) rotate(-1.757876782944494) translate(13.3834mm,88.4619mm)" svg:viewBox="0.0 0.0 629.969 817.2324" svg:width="6.29969mm"/>
              <draw:path svg:d="M 151.43811 531.58984 C 201.5174 389.32834 264.91788 158.5431 0.0 0.0 C 299.53986 147.24294 225.70921 394.7483 151.43811 531.58984 z" svg:height="5.3158984mm" draw:style-name="style-18" draw:transform="skewX(-5.649694202301219E-17) rotate(-1.757876782944494) translate(12.060318mm,89.62944mm)" svg:viewBox="0.0 0.0 217.46536 531.58984" svg:width="2.1746538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5.05034mm" fo:page-width="143.463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